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-asian="Arial1" style:font-name-complex="Arial1"/>
    </style:style>
    <style:style style:name="P2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314e1c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3fdc40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6faa9" officeooo:paragraph-rsid="0036e7c1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6faa9" officeooo:paragraph-rsid="003fdc40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3fdc40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28716e" officeooo:paragraph-rsid="0028716e" style:font-name-asian="Times New Roman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style:font-name-asian="Times New Roman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officeooo:rsid="001e7fd0" officeooo:paragraph-rsid="0028716e" style:font-name-asian="Times New Roman" style:font-size-asian="12pt" style:font-size-complex="12pt"/>
    </style:style>
    <style:style style:name="P10" style:family="paragraph" style:parent-style-name="Standard">
      <style:paragraph-properties fo:text-align="justify" style:justify-single-word="false" style:text-autospace="none"/>
      <style:text-properties officeooo:paragraph-rsid="00314e1c"/>
    </style:style>
    <style:style style:name="P11" style:family="paragraph" style:parent-style-name="Standard">
      <style:paragraph-properties fo:text-align="justify" style:justify-single-word="false" style:text-autospace="none"/>
      <style:text-properties officeooo:paragraph-rsid="003fdc40"/>
    </style:style>
    <style:style style:name="P12" style:family="paragraph" style:parent-style-name="Standard">
      <style:paragraph-properties fo:text-align="justify" style:justify-single-word="false" style:text-autospace="none"/>
      <style:text-properties fo:color="#6666ff" officeooo:paragraph-rsid="00314e1c"/>
    </style:style>
    <style:style style:name="P13" style:family="paragraph" style:parent-style-name="Standard">
      <style:paragraph-properties fo:text-align="justify" style:justify-single-word="false" style:text-autospace="none"/>
      <style:text-properties fo:color="#6666ff" officeooo:paragraph-rsid="003fdc40"/>
    </style:style>
    <style:style style:name="P14" style:family="paragraph" style:parent-style-name="Standard">
      <style:paragraph-properties fo:text-align="justify" style:justify-single-word="false" style:text-autospace="none"/>
      <style:text-properties fo:color="#6666ff" style:text-line-through-style="none" style:text-line-through-type="none" style:font-name="Times New Roman" fo:font-size="12pt" fo:font-style="normal" style:text-underline-style="none" fo:font-weight="normal" officeooo:paragraph-rsid="003fdc40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 style:text-autospace="none"/>
      <style:text-properties fo:font-size="12pt" officeooo:paragraph-rsid="003fdc40" style:font-size-asian="12pt" style:font-size-complex="12pt"/>
    </style:style>
    <style:style style:name="P16" style:family="paragraph" style:parent-style-name="Standard">
      <style:paragraph-properties fo:text-align="justify" style:justify-single-word="false" style:text-autospace="none"/>
      <style:text-properties fo:font-size="12pt" officeooo:paragraph-rsid="005140ae" style:font-size-asian="12pt" style:font-size-complex="12pt"/>
    </style:style>
    <style:style style:name="P17" style:family="paragraph" style:parent-style-name="Standard">
      <style:paragraph-properties fo:text-align="justify" style:justify-single-word="false" style:text-autospace="none"/>
      <style:text-properties fo:font-size="12pt" officeooo:paragraph-rsid="0052879a" style:font-size-asian="12pt" style:font-size-complex="12pt"/>
    </style:style>
    <style:style style:name="P18" style:family="paragraph" style:parent-style-name="Standard" style:master-page-name="First_20_Page">
      <style:paragraph-properties fo:text-align="justify" style:justify-single-word="false" style:page-number="auto"/>
      <style:text-properties style:font-name="Times New Roman" fo:font-size="12pt" style:font-name-asian="Times New Roman" style:font-size-asian="12pt" style:font-size-complex="12pt"/>
    </style:style>
    <style:style style:name="P19" style:family="paragraph" style:parent-style-name="Standard">
      <style:paragraph-properties fo:text-align="justify" style:justify-single-word="false" style:text-autospace="none"/>
      <style:text-properties fo:color="#000000" style:font-name="Consolas" fo:font-size="8pt" officeooo:paragraph-rsid="00314e1c" style:font-size-asian="8pt" style:font-size-complex="8pt"/>
    </style:style>
    <style:style style:name="P20" style:family="paragraph" style:parent-style-name="Standard">
      <style:paragraph-properties fo:text-align="justify" style:justify-single-word="false" style:text-autospace="none"/>
      <style:text-properties fo:color="#000000" style:font-name="Consolas" fo:font-size="8pt" officeooo:paragraph-rsid="003fdc40" style:font-size-asian="8pt" style:font-size-complex="8pt"/>
    </style:style>
    <style:style style:name="P21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6pt" fo:font-style="normal" style:text-underline-style="none" fo:font-weight="normal" officeooo:rsid="00103e35" officeooo:paragraph-rsid="00314e1c" style:font-name-asian="Times New Roman" style:font-size-asian="5.25pt" style:font-style-asian="normal" style:font-weight-asian="normal" style:font-name-complex="Times New Roman1" style:font-size-complex="6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 style:text-autospace="none"/>
      <style:text-properties fo:color="#6666ff" style:text-line-through-style="none" style:text-line-through-type="none" style:font-name="Times New Roman" fo:font-size="12pt" fo:font-style="normal" style:text-underline-style="none" fo:font-weight="normal" officeooo:rsid="00389d4e" officeooo:paragraph-rsid="003a0f37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 style:text-autospace="none"/>
      <style:text-properties fo:font-size="12pt" officeooo:paragraph-rsid="00487616" style:font-size-asian="12pt" style:font-size-complex="12pt"/>
    </style:style>
    <style:style style:name="P24" style:family="paragraph" style:parent-style-name="Standard">
      <style:paragraph-properties fo:text-align="justify" style:justify-single-word="false" style:text-autospace="none"/>
      <style:text-properties fo:font-size="12pt" officeooo:paragraph-rsid="005f74f7" style:font-size-asian="12pt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8pt" style:font-size-asian="8pt" style:font-size-complex="8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8pt" style:font-size-asian="8pt" style:font-size-complex="8pt"/>
    </style:style>
    <style:style style:name="T1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4869f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ACaslonPro-Regular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imes New Roman" fo:font-style="normal" style:text-underline-style="none" fo:font-weight="normal" officeooo:rsid="0016faa9" style:font-name-asian="Times New Roman" style:font-style-asian="normal" style:font-weight-asian="normal" style:font-name-complex="ACaslonPro-Regular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Times New Roman" fo:font-style="normal" style:text-underline-style="none" fo:font-weight="normal" officeooo:rsid="0036e7c1" style:font-name-asian="Times New Roman" style:font-style-asian="normal" style:font-weight-asian="normal" style:font-name-complex="ACaslonPro-Regular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Times New Roman" fo:font-style="normal" style:text-underline-style="none" fo:font-weight="normal" officeooo:rsid="00385ef9" style:font-name-asian="Times New Roman" style:font-style-asian="normal" style:font-weight-asian="normal" style:font-name-complex="ACaslonPro-Regular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Times New Roman" fo:font-style="normal" style:text-underline-style="none" fo:font-weight="normal" officeooo:rsid="00389d4e" style:font-name-asian="Times New Roman" style:font-style-asian="normal" style:font-weight-asian="normal" style:font-name-complex="ACaslonPro-Regular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Times New Roman" fo:font-style="normal" style:text-underline-style="none" fo:font-weight="normal" officeooo:rsid="003a0f37" style:font-name-asian="Times New Roman" style:font-style-asian="normal" style:font-weight-asian="normal" style:font-name-complex="ACaslonPro-Regular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Times New Roman" fo:font-style="normal" style:text-underline-style="none" fo:font-weight="normal" officeooo:rsid="003a62fd" style:font-name-asian="Times New Roman" style:font-style-asian="normal" style:font-weight-asian="normal" style:font-name-complex="ACaslonPro-Regular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Times New Roman" fo:font-style="normal" style:text-underline-style="none" fo:font-weight="normal" officeooo:rsid="003c56f2" style:font-name-asian="Times New Roman" style:font-style-asian="normal" style:font-weight-asian="normal" style:font-name-complex="ACaslonPro-Regular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Times New Roman" fo:font-style="normal" style:text-underline-style="none" fo:font-weight="normal" officeooo:rsid="00448423" style:font-name-asian="Times New Roman" style:font-style-asian="normal" style:font-weight-asian="normal" style:font-name-complex="ACaslonPro-Regular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Times New Roman" fo:font-style="normal" style:text-underline-style="none" fo:font-weight="normal" officeooo:rsid="0046ef87" style:font-name-asian="Times New Roman" style:font-style-asian="normal" style:font-weight-asian="normal" style:font-name-complex="ACaslonPro-Regular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Times New Roman" fo:font-style="normal" style:text-underline-style="none" fo:font-weight="normal" officeooo:rsid="00487616" style:font-name-asian="Times New Roman" style:font-style-asian="normal" style:font-weight-asian="normal" style:font-name-complex="ACaslonPro-Regular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Times New Roman" fo:font-style="normal" style:text-underline-style="none" fo:font-weight="normal" officeooo:rsid="004a0415" style:font-name-asian="Times New Roman" style:font-style-asian="normal" style:font-weight-asian="normal" style:font-name-complex="ACaslonPro-Regular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Times New Roman" fo:font-style="normal" style:text-underline-style="none" fo:font-weight="normal" officeooo:rsid="004d8031" style:font-name-asian="Times New Roman" style:font-style-asian="normal" style:font-weight-asian="normal" style:font-name-complex="ACaslonPro-Regular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Times New Roman" fo:font-style="normal" style:text-underline-style="none" fo:font-weight="normal" officeooo:rsid="004ed97e" style:font-name-asian="Times New Roman" style:font-style-asian="normal" style:font-weight-asian="normal" style:font-name-complex="ACaslonPro-Regular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Times New Roman" fo:font-style="normal" style:text-underline-style="none" fo:font-weight="normal" officeooo:rsid="0050731b" style:font-name-asian="Times New Roman" style:font-style-asian="normal" style:font-weight-asian="normal" style:font-name-complex="ACaslonPro-Regular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Times New Roman" fo:font-style="normal" style:text-underline-style="none" fo:font-weight="normal" officeooo:rsid="0051b13a" style:font-name-asian="Times New Roman" style:font-style-asian="normal" style:font-weight-asian="normal" style:font-name-complex="ACaslonPro-Regular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Times New Roman" fo:font-style="normal" style:text-underline-style="none" fo:font-weight="normal" officeooo:rsid="0052879a" style:font-name-asian="Times New Roman" style:font-style-asian="normal" style:font-weight-asian="normal" style:font-name-complex="ACaslonPro-Regular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Times New Roman" fo:font-style="normal" style:text-underline-style="none" fo:font-weight="normal" officeooo:rsid="00537993" style:font-name-asian="Times New Roman" style:font-style-asian="normal" style:font-weight-asian="normal" style:font-name-complex="ACaslonPro-Regular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Times New Roman" fo:font-style="normal" style:text-underline-style="none" fo:font-weight="normal" officeooo:rsid="005f74f7" style:font-name-asian="Times New Roman" style:font-style-asian="normal" style:font-weight-asian="normal" style:font-name-complex="ACaslonPro-Regular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Times New Roman" fo:font-style="normal" style:text-underline-style="none" fo:font-weight="bold" officeooo:rsid="001149fb" style:font-name-asian="Times New Roman" style:font-style-asian="normal" style:font-weight-asian="bold" style:font-name-complex="ACaslonPro-Regular" style:font-style-complex="normal" style:font-weight-complex="bold"/>
    </style:style>
    <style:style style:name="T24" style:family="text">
      <style:text-properties fo:color="#000000" style:text-line-through-style="none" style:text-line-through-type="none" style:font-name="Times New Roman" fo:font-style="normal" style:text-underline-style="none" fo:font-weight="bold" officeooo:rsid="0043cde1" style:font-name-asian="Times New Roman" style:font-style-asian="normal" style:font-weight-asian="bold" style:font-name-complex="ACaslonPro-Regular" style:font-style-complex="normal" style:font-weight-complex="bold"/>
    </style:style>
    <style:style style:name="T25" style:family="text">
      <style:text-properties fo:color="#000000" style:text-line-through-style="none" style:text-line-through-type="none" style:font-name="Times New Roman" fo:font-style="normal" style:text-underline-style="none" fo:font-weight="bold" officeooo:rsid="0046ef87" style:font-name-asian="Times New Roman" style:font-style-asian="normal" style:font-weight-asian="bold" style:font-name-complex="ACaslonPro-Regular" style:font-style-complex="normal" style:font-weight-complex="bold"/>
    </style:style>
    <style:style style:name="T26" style:family="text">
      <style:text-properties fo:color="#000000" style:text-line-through-style="none" style:text-line-through-type="none" style:font-name="Times New Roman" fo:font-style="italic" style:text-underline-style="none" fo:font-weight="normal" officeooo:rsid="003a0f37" style:font-name-asian="Times New Roman" style:font-style-asian="italic" style:font-weight-asian="normal" style:font-name-complex="ACaslonPro-Regular" style:font-style-complex="italic" style:font-weight-complex="normal"/>
    </style:style>
    <style:style style:name="T27" style:family="text">
      <style:text-properties fo:color="#000000" style:text-line-through-style="none" style:text-line-through-type="none" style:font-name="Times New Roman" fo:font-style="italic" style:text-underline-style="none" fo:font-weight="normal" officeooo:rsid="0046ef87" style:font-name-asian="Times New Roman" style:font-style-asian="italic" style:font-weight-asian="normal" style:font-name-complex="ACaslonPro-Regular" style:font-style-complex="italic" style:font-weight-complex="normal"/>
    </style:style>
    <style:style style:name="T28" style:family="text">
      <style:text-properties fo:color="#000000" style:text-line-through-style="none" style:text-line-through-type="none" style:font-name="Times New Roman" fo:font-style="italic" style:text-underline-style="none" fo:font-weight="normal" officeooo:rsid="005f74f7" style:font-name-asian="Times New Roman" style:font-style-asian="italic" style:font-weight-asian="normal" style:font-name-complex="ACaslonPro-Regular" style:font-style-complex="italic" style:font-weight-complex="normal"/>
    </style:style>
    <style:style style:name="T29" style:family="text">
      <style:text-properties fo:color="#000000" style:text-line-through-style="none" style:text-line-through-type="none" style:text-position="super 58%" style:font-name="Times New Roman" fo:font-style="normal" style:text-underline-style="none" fo:font-weight="normal" officeooo:rsid="005f74f7" style:font-name-asian="Times New Roman" style:font-style-asian="normal" style:font-weight-asian="normal" style:font-name-complex="ACaslonPro-Regular" style:font-style-complex="normal" style:font-weight-complex="normal"/>
    </style:style>
    <style:style style:name="T30" style:family="text">
      <style:text-properties fo:color="#000000" style:font-name="Consolas"/>
    </style:style>
    <style:style style:name="T31" style:family="text">
      <style:text-properties fo:color="#000000" style:font-name="Consolas" fo:font-style="italic" style:font-style-asian="italic"/>
    </style:style>
    <style:style style:name="T32" style:family="text">
      <style:text-properties fo:color="#000000" style:font-name="Consolas" fo:font-style="italic" style:font-style-asian="italic"/>
    </style:style>
    <style:style style:name="T33" style:family="text">
      <style:text-properties fo:color="#000000" style:font-name="Consolas"/>
    </style:style>
    <style:style style:name="T34" style:family="text">
      <style:text-properties fo:color="#000000" style:font-name="Consolas" officeooo:rsid="005e681c"/>
    </style:style>
    <style:style style:name="T35" style:family="text">
      <style:text-properties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6" style:family="text">
      <style:text-properties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7" style:family="text">
      <style:text-properties style:text-line-through-style="none" style:text-line-through-type="none" style:font-name="Times New Roman" fo:font-size="12pt" fo:font-style="normal" style:text-underline-style="none" fo:font-weight="normal" officeooo:rsid="003316af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8" style:family="text">
      <style:text-properties style:text-line-through-style="none" style:text-line-through-type="none" style:font-name="Times New Roman" fo:font-size="12pt" fo:font-style="normal" style:text-underline-style="none" fo:font-weight="normal" officeooo:rsid="003fdc40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9" style:family="text">
      <style:text-properties officeooo:rsid="00103e35"/>
    </style:style>
    <style:style style:name="T40" style:family="text">
      <style:text-properties fo:color="#7f0055" style:font-name="Consolas" fo:font-weight="bold" style:font-weight-asian="bold"/>
    </style:style>
    <style:style style:name="T41" style:family="text">
      <style:text-properties fo:color="#7f0055" style:font-name="Consolas" fo:font-weight="bold" style:font-weight-asian="bold"/>
    </style:style>
    <style:style style:name="T42" style:family="text">
      <style:text-properties fo:color="#7f0055" fo:font-weight="bold" style:font-weight-asian="bold"/>
    </style:style>
    <style:style style:name="T43" style:family="text">
      <style:text-properties fo:color="#7f0055" fo:font-weight="bold" style:font-weight-asian="bold"/>
    </style:style>
    <style:style style:name="T44" style:family="text">
      <style:text-properties fo:color="#6a3e3e" style:font-name="Consolas"/>
    </style:style>
    <style:style style:name="T45" style:family="text">
      <style:text-properties fo:color="#6a3e3e" style:font-name="Consolas"/>
    </style:style>
    <style:style style:name="T46" style:family="text">
      <style:text-properties fo:color="#0000c0" style:font-name="Consolas" fo:font-style="italic" fo:font-weight="bold" style:font-style-asian="italic" style:font-weight-asian="bold"/>
    </style:style>
    <style:style style:name="T47" style:family="text">
      <style:text-properties fo:color="#0000c0" style:font-name="Consolas" fo:font-style="italic" fo:font-weight="bold" style:font-style-asian="italic" style:font-weight-asian="bold"/>
    </style:style>
    <style:style style:name="T48" style:family="text">
      <style:text-properties fo:color="#2a00ff" style:font-name="Consolas"/>
    </style:style>
    <style:style style:name="T49" style:family="text">
      <style:text-properties fo:color="#2a00ff" style:font-name="Consolas"/>
    </style:style>
    <style:style style:name="T50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51" style:family="text">
      <style:text-properties fo:color="#6666ff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ACaslonPro-Regular" style:font-style-complex="normal" style:font-weight-complex="normal"/>
    </style:style>
    <style:style style:name="T52" style:family="text">
      <style:text-properties fo:color="#6666ff" style:text-line-through-style="none" style:text-line-through-type="none" style:font-name="Times New Roman" fo:font-style="normal" style:text-underline-style="none" fo:font-weight="normal" officeooo:rsid="0034f2e8" style:font-name-asian="Times New Roman" style:font-style-asian="normal" style:font-weight-asian="normal" style:font-name-complex="ACaslonPro-Regular" style:font-style-complex="normal" style:font-weight-complex="normal"/>
    </style:style>
    <style:style style:name="T53" style:family="text">
      <style:text-properties fo:color="#6666ff" style:text-line-through-style="none" style:text-line-through-type="none" style:font-name="Times New Roman" fo:font-style="normal" style:text-underline-style="none" fo:font-weight="normal" officeooo:rsid="00385ef9" style:font-name-asian="Times New Roman" style:font-style-asian="normal" style:font-weight-asian="normal" style:font-name-complex="ACaslonPro-Regular" style:font-style-complex="normal" style:font-weight-complex="normal"/>
    </style:style>
    <style:style style:name="T54" style:family="text">
      <style:text-properties fo:color="#6666ff" style:text-line-through-style="none" style:text-line-through-type="none" style:font-name="Times New Roman" fo:font-style="normal" style:text-underline-style="none" fo:font-weight="normal" officeooo:rsid="003a0f37" style:font-name-asian="Times New Roman" style:font-style-asian="normal" style:font-weight-asian="normal" style:font-name-complex="ACaslonPro-Regular" style:font-style-complex="normal" style:font-weight-complex="normal"/>
    </style:style>
    <style:style style:name="T55" style:family="text">
      <style:text-properties fo:color="#6666ff" style:text-line-through-style="none" style:text-line-through-type="none" style:font-name="Times New Roman" fo:font-style="normal" style:text-underline-style="none" fo:font-weight="normal" officeooo:rsid="00389d4e" style:font-name-asian="Times New Roman" style:font-style-asian="normal" style:font-weight-asian="normal" style:font-name-complex="ACaslonPro-Regular" style:font-style-complex="normal" style:font-weight-complex="normal"/>
    </style:style>
    <style:style style:name="T56" style:family="text">
      <style:text-properties fo:color="#6666ff" style:text-line-through-style="none" style:text-line-through-type="none" style:font-name="Times New Roman" fo:font-style="normal" style:text-underline-style="none" fo:font-weight="normal" officeooo:rsid="0042d437" style:font-name-asian="Times New Roman" style:font-style-asian="normal" style:font-weight-asian="normal" style:font-name-complex="ACaslonPro-Regular" style:font-style-complex="normal" style:font-weight-complex="normal"/>
    </style:style>
    <style:style style:name="T57" style:family="text">
      <style:text-properties fo:color="#6666ff" style:text-line-through-style="none" style:text-line-through-type="none" style:font-name="Times New Roman" fo:font-style="normal" style:text-underline-style="none" fo:font-weight="normal" officeooo:rsid="005f74f7" style:font-name-asian="Times New Roman" style:font-style-asian="normal" style:font-weight-asian="normal" style:font-name-complex="ACaslonPro-Regular" style:font-style-complex="normal" style:font-weight-complex="normal"/>
    </style:style>
    <style:style style:name="T58" style:family="text">
      <style:text-properties officeooo:rsid="002f6319"/>
    </style:style>
    <style:style style:name="T59" style:family="text">
      <style:text-properties style:font-name="Consolas"/>
    </style:style>
    <style:style style:name="T60" style:family="text">
      <style:text-properties officeooo:rsid="004c6df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officeooo:rsid="0058da31"/>
    </style:style>
    <style:style style:name="T63" style:family="text">
      <style:text-properties officeooo:rsid="0059b8c1"/>
    </style:style>
    <style:style style:name="T64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N5<text:span text:style-name="T39">84</text:span> – <text:span text:style-name="T39">Projeto e Análise de Algoritmos</text:span></text:p>
      <text:p text:style-name="P8">Prof. Napoleão Nepomuceno</text:p>
      <text:p text:style-name="P9">AV1 - Lab0<text:span text:style-name="T58">2</text:span></text:p>
      <text:p text:style-name="P7">Data do Laboratório: <text:span text:style-name="T60">14</text:span>/0<text:span text:style-name="T63">8</text:span>/201<text:span text:style-name="T62">9</text:span></text:p>
      <text:p text:style-name="P7">Data da Entrega: <text:span text:style-name="T60">18</text:span>/0<text:span text:style-name="T63">8</text:span>/201<text:span text:style-name="T62">9</text:span> (<text:span text:style-name="T61">enviar arquivos .odt e .ods</text:span>)</text:p>
      <text:p text:style-name="P1"/>
      <text:p text:style-name="P12"><text:span text:style-name="T36">Exercício</text:span><text:span text:style-name="T35"> </text:span><text:span text:style-name="T37">1</text:span></text:p>
      <text:p text:style-name="P2"/>
      <text:p text:style-name="P10"><text:span text:style-name="T50">Passo 1:</text:span><text:span text:style-name="T3"> Implementar o seguinte código em Java </text:span><text:span text:style-name="T1">ou equivalente em outra linguagem de programação</text:span><text:span text:style-name="T2">.</text:span></text:p>
      <text:p text:style-name="P21"/>
      <text:p text:style-name="P19"><text:span text:style-name="T42">import</text:span> java.util.concurrent.TimeUnit;</text:p>
      <text:p text:style-name="P25"><text:span text:style-name="T40">public</text:span><text:span text:style-name="T30"> </text:span><text:span text:style-name="T40">class</text:span><text:span text:style-name="T30"> Exercicio1 {</text:span></text:p>
      <text:p text:style-name="P25"><text:span text:style-name="T30"><text:tab/></text:span><text:span text:style-name="T40">public</text:span><text:span text:style-name="T30"> </text:span><text:span text:style-name="T40">static</text:span><text:span text:style-name="T30"> </text:span><text:span text:style-name="T40">void</text:span><text:span text:style-name="T30"> main(String[] </text:span><text:span text:style-name="T44">args</text:span><text:span text:style-name="T30">) {</text:span></text:p>
      <text:p text:style-name="P25"><text:span text:style-name="T30"><text:tab/><text:tab/>System.</text:span><text:span text:style-name="T46">out</text:span><text:span text:style-name="T30">.printf(</text:span><text:span text:style-name="T48">"Soma 1\n"</text:span><text:span text:style-name="T30">);</text:span></text:p>
      <text:p text:style-name="P25"><text:span text:style-name="T30"><text:tab/><text:tab/>System.</text:span><text:span text:style-name="T46">out</text:span><text:span text:style-name="T30">.printf(</text:span><text:span text:style-name="T48">"%10s%20s%10s\n"</text:span><text:span text:style-name="T30">,</text:span><text:span text:style-name="T48">"n"</text:span><text:span text:style-name="T30">, </text:span><text:span text:style-name="T48">"solucao"</text:span><text:span text:style-name="T30">, </text:span><text:span text:style-name="T48">"tempo"</text:span><text:span text:style-name="T30">);</text:span></text:p>
      <text:p text:style-name="P25"><text:span text:style-name="T30"><text:tab/><text:tab/></text:span><text:span text:style-name="T40">for</text:span><text:span text:style-name="T30"> (</text:span><text:span text:style-name="T40">int</text:span><text:span text:style-name="T30"> </text:span><text:span text:style-name="T44">n</text:span><text:span text:style-name="T30"> = 0; </text:span><text:span text:style-name="T44">n</text:span><text:span text:style-name="T30"> &lt;= 100; </text:span><text:span text:style-name="T44">n</text:span><text:span text:style-name="T30">+=10) {</text:span></text:p>
      <text:p text:style-name="P25"><text:span text:style-name="T30"><text:tab/><text:tab/><text:tab/></text:span><text:span text:style-name="T31">soma1</text:span><text:span text:style-name="T30">(</text:span><text:span text:style-name="T44">n</text:span><text:span text:style-name="T30">);</text:span></text:p>
      <text:p text:style-name="P25"><text:span text:style-name="T30"><text:tab/><text:tab/>}</text:span></text:p>
      <text:p text:style-name="P25"><text:span text:style-name="T30"><text:tab/><text:tab/>System.</text:span><text:span text:style-name="T46">out</text:span><text:span text:style-name="T30">.printf(</text:span><text:span text:style-name="T48">"Soma 2\n"</text:span><text:span text:style-name="T30">);</text:span></text:p>
      <text:p text:style-name="P25"><text:span text:style-name="T30"><text:tab/><text:tab/>System.</text:span><text:span text:style-name="T46">out</text:span><text:span text:style-name="T30">.printf(</text:span><text:span text:style-name="T48">"%10s%20s%10s\n"</text:span><text:span text:style-name="T30">,</text:span><text:span text:style-name="T48">"n"</text:span><text:span text:style-name="T30">, </text:span><text:span text:style-name="T48">"solucao"</text:span><text:span text:style-name="T30">, </text:span><text:span text:style-name="T48">"tempo"</text:span><text:span text:style-name="T30">);</text:span></text:p>
      <text:p text:style-name="P25"><text:span text:style-name="T30"><text:tab/><text:tab/></text:span><text:span text:style-name="T40">for</text:span><text:span text:style-name="T30"> (</text:span><text:span text:style-name="T40">int</text:span><text:span text:style-name="T30"> </text:span><text:span text:style-name="T44">n</text:span><text:span text:style-name="T30"> = 0; </text:span><text:span text:style-name="T44">n</text:span><text:span text:style-name="T30"> &lt;= 100; </text:span><text:span text:style-name="T44">n</text:span><text:span text:style-name="T30">+=10) {</text:span></text:p>
      <text:p text:style-name="P25"><text:span text:style-name="T30"><text:tab/><text:tab/><text:tab/></text:span><text:span text:style-name="T31">soma2</text:span><text:span text:style-name="T30">(</text:span><text:span text:style-name="T44">n</text:span><text:span text:style-name="T30">);</text:span></text:p>
      <text:p text:style-name="P25"><text:span text:style-name="T30"><text:tab/><text:tab/>}</text:span></text:p>
      <text:p text:style-name="P25"><text:span text:style-name="T30"><text:tab/><text:tab/>System.</text:span><text:span text:style-name="T46">out</text:span><text:span text:style-name="T30">.printf(</text:span><text:span text:style-name="T48">"Soma 3\n"</text:span><text:span text:style-name="T30">);</text:span></text:p>
      <text:p text:style-name="P25"><text:span text:style-name="T30"><text:tab/><text:tab/>System.</text:span><text:span text:style-name="T46">out</text:span><text:span text:style-name="T30">.printf(</text:span><text:span text:style-name="T48">"%10s%20s%10s\n"</text:span><text:span text:style-name="T30">,</text:span><text:span text:style-name="T48">"n"</text:span><text:span text:style-name="T30">, </text:span><text:span text:style-name="T48">"solucao"</text:span><text:span text:style-name="T30">, </text:span><text:span text:style-name="T48">"tempo"</text:span><text:span text:style-name="T30">);</text:span></text:p>
      <text:p text:style-name="P25"><text:span text:style-name="T30"><text:tab/><text:tab/></text:span><text:span text:style-name="T40">for</text:span><text:span text:style-name="T30"> (</text:span><text:span text:style-name="T40">int</text:span><text:span text:style-name="T30"> </text:span><text:span text:style-name="T44">n</text:span><text:span text:style-name="T30"> = 0; </text:span><text:span text:style-name="T44">n</text:span><text:span text:style-name="T30"> &lt;= 100; </text:span><text:span text:style-name="T44">n</text:span><text:span text:style-name="T30">+=10) {</text:span></text:p>
      <text:p text:style-name="P25"><text:span text:style-name="T30"><text:tab/><text:tab/><text:tab/></text:span><text:span text:style-name="T31">soma3</text:span><text:span text:style-name="T30">(</text:span><text:span text:style-name="T44">n</text:span><text:span text:style-name="T30">);</text:span></text:p>
      <text:p text:style-name="P25"><text:span text:style-name="T30"><text:tab/><text:tab/>}</text:span></text:p>
      <text:p text:style-name="P25"><text:span text:style-name="T30"><text:tab/>}</text:span></text:p>
      <text:p text:style-name="P25"><text:span text:style-name="T30"><text:tab/></text:span><text:span text:style-name="T40">static</text:span><text:span text:style-name="T30"> </text:span><text:span text:style-name="T40">void</text:span><text:span text:style-name="T30"> soma1 (</text:span><text:span text:style-name="T40">long</text:span><text:span text:style-name="T30"> </text:span><text:span text:style-name="T44">n</text:span><text:span text:style-name="T30">) {</text:span></text:p>
      <text:p text:style-name="P25"><text:span text:style-name="T30"><text:tab/><text:tab/></text:span><text:span text:style-name="T40">double</text:span><text:span text:style-name="T30"> </text:span><text:span text:style-name="T44">inicio</text:span><text:span text:style-name="T30"> = System.</text:span><text:span text:style-name="T31">currentTimeMillis</text:span><text:span text:style-name="T30">();</text:span></text:p>
      <text:p text:style-name="P25"><text:span text:style-name="T30"><text:tab/><text:tab/></text:span><text:span text:style-name="T40">long</text:span><text:span text:style-name="T30"> </text:span><text:span text:style-name="T44">soma</text:span><text:span text:style-name="T30"> = 0;</text:span></text:p>
      <text:p text:style-name="P25"><text:span text:style-name="T30"><text:tab/><text:tab/></text:span><text:span text:style-name="T40">for</text:span><text:span text:style-name="T30"> (</text:span><text:span text:style-name="T40">long</text:span><text:span text:style-name="T30"> </text:span><text:span text:style-name="T44">i</text:span><text:span text:style-name="T30"> = 1; </text:span><text:span text:style-name="T44">i</text:span><text:span text:style-name="T30"> &lt;= </text:span><text:span text:style-name="T44">n</text:span><text:span text:style-name="T30">; </text:span><text:span text:style-name="T44">i</text:span><text:span text:style-name="T30">++) {</text:span></text:p>
      <text:p text:style-name="P25"><text:span text:style-name="T30"><text:tab/><text:tab/><text:tab/></text:span><text:span text:style-name="T40">long</text:span><text:span text:style-name="T30"> </text:span><text:span text:style-name="T44">termo</text:span><text:span text:style-name="T30"> = 0;</text:span></text:p>
      <text:p text:style-name="P25"><text:span text:style-name="T30"><text:tab/><text:tab/><text:tab/></text:span><text:span text:style-name="T40">for</text:span><text:span text:style-name="T30"> (</text:span><text:span text:style-name="T40">long</text:span><text:span text:style-name="T30"> </text:span><text:span text:style-name="T44">j</text:span><text:span text:style-name="T30"> = 1; </text:span><text:span text:style-name="T44">j</text:span><text:span text:style-name="T30"> &lt;= </text:span><text:span text:style-name="T44">i</text:span><text:span text:style-name="T30">; </text:span><text:span text:style-name="T44">j</text:span><text:span text:style-name="T30">++) {</text:span></text:p>
      <text:p text:style-name="P25"><text:span text:style-name="T30"><text:tab/><text:tab/><text:tab/><text:tab/></text:span><text:span text:style-name="T40">try</text:span><text:span text:style-name="T30"> {</text:span></text:p>
      <text:p text:style-name="P25"><text:span text:style-name="T30"><text:tab/><text:tab/><text:tab/><text:tab/><text:tab/>TimeUnit.</text:span><text:span text:style-name="T46">MILLISECONDS</text:span><text:span text:style-name="T30">.sleep(1);</text:span></text:p>
      <text:p text:style-name="P25"><text:span text:style-name="T30"><text:tab/><text:tab/><text:tab/><text:tab/>} </text:span><text:span text:style-name="T40">catch</text:span><text:span text:style-name="T30"> (InterruptedException </text:span><text:span text:style-name="T44">e</text:span><text:span text:style-name="T30">) {</text:span></text:p>
      <text:p text:style-name="P25"><text:span text:style-name="T30"><text:tab/><text:tab/><text:tab/><text:tab/><text:tab/></text:span><text:span text:style-name="T44">e</text:span><text:span text:style-name="T30">.printStackTrace();</text:span></text:p>
      <text:p text:style-name="P25"><text:span text:style-name="T30"><text:tab/><text:tab/><text:tab/><text:tab/>}</text:span></text:p>
      <text:p text:style-name="P25"><text:span text:style-name="T30"><text:tab/><text:tab/><text:tab/><text:tab/></text:span><text:span text:style-name="T44">termo</text:span><text:span text:style-name="T30"> = </text:span><text:span text:style-name="T44">termo</text:span><text:span text:style-name="T30"> + </text:span><text:span text:style-name="T44">j</text:span><text:span text:style-name="T30">;</text:span></text:p>
      <text:p text:style-name="P25"><text:span text:style-name="T30"><text:tab/><text:tab/><text:tab/>}</text:span></text:p>
      <text:p text:style-name="P25"><text:span text:style-name="T30"><text:tab/><text:tab/><text:tab/></text:span><text:span text:style-name="T44">soma</text:span><text:span text:style-name="T30"> = </text:span><text:span text:style-name="T44">soma</text:span><text:span text:style-name="T30"> + </text:span><text:span text:style-name="T44">termo</text:span><text:span text:style-name="T30">;</text:span></text:p>
      <text:p text:style-name="P25"><text:span text:style-name="T30"><text:tab/><text:tab/>}</text:span></text:p>
      <text:p text:style-name="P25"><text:span text:style-name="T30"><text:tab/><text:tab/></text:span><text:span text:style-name="T40">double</text:span><text:span text:style-name="T30"> </text:span><text:span text:style-name="T44">fim</text:span><text:span text:style-name="T30"> = System.</text:span><text:span text:style-name="T31">currentTimeMillis</text:span><text:span text:style-name="T30">();</text:span></text:p>
      <text:p text:style-name="P25"><text:span text:style-name="T30"><text:tab/><text:tab/></text:span><text:span text:style-name="T40">double</text:span><text:span text:style-name="T30"> </text:span><text:span text:style-name="T44">tempo</text:span><text:span text:style-name="T30"> = </text:span><text:span text:style-name="T44">fim</text:span><text:span text:style-name="T30"> - </text:span><text:span text:style-name="T44">inicio</text:span><text:span text:style-name="T30">;</text:span></text:p>
      <text:p text:style-name="P25"><text:span text:style-name="T30"><text:tab/><text:tab/>System.</text:span><text:span text:style-name="T46">out</text:span><text:span text:style-name="T30">.printf(</text:span><text:span text:style-name="T48">"%10d%20d%10.0f\n"</text:span><text:span text:style-name="T30">, </text:span><text:span text:style-name="T44">n</text:span><text:span text:style-name="T30">, </text:span><text:span text:style-name="T44">soma</text:span><text:span text:style-name="T30">, </text:span><text:span text:style-name="T44">tempo</text:span><text:span text:style-name="T30">);</text:span></text:p>
      <text:p text:style-name="P25"><text:span text:style-name="T30"><text:tab/>}</text:span></text:p>
      <text:p text:style-name="P25"><text:span text:style-name="T30"><text:tab/></text:span><text:span text:style-name="T40">static</text:span><text:span text:style-name="T30"> </text:span><text:span text:style-name="T40">void</text:span><text:span text:style-name="T30"> soma2 (</text:span><text:span text:style-name="T40">long</text:span><text:span text:style-name="T30"> </text:span><text:span text:style-name="T44">n</text:span><text:span text:style-name="T30">) {</text:span></text:p>
      <text:p text:style-name="P25"><text:span text:style-name="T30"><text:tab/><text:tab/></text:span><text:span text:style-name="T40">double</text:span><text:span text:style-name="T30"> </text:span><text:span text:style-name="T44">inicio</text:span><text:span text:style-name="T30"> = System.</text:span><text:span text:style-name="T31">currentTimeMillis</text:span><text:span text:style-name="T30">();</text:span></text:p>
      <text:p text:style-name="P25"><text:span text:style-name="T30"><text:tab/><text:tab/></text:span><text:span text:style-name="T40">long</text:span><text:span text:style-name="T30"> </text:span><text:span text:style-name="T44">soma</text:span><text:span text:style-name="T30"> = 0;</text:span></text:p>
      <text:p text:style-name="P25"><text:span text:style-name="T30"><text:tab/><text:tab/></text:span><text:span text:style-name="T40">for</text:span><text:span text:style-name="T30"> (</text:span><text:span text:style-name="T40">long</text:span><text:span text:style-name="T30"> </text:span><text:span text:style-name="T44">i</text:span><text:span text:style-name="T30"> = 1; </text:span><text:span text:style-name="T44">i</text:span><text:span text:style-name="T30"> &lt;= </text:span><text:span text:style-name="T44">n</text:span><text:span text:style-name="T30">; </text:span><text:span text:style-name="T44">i</text:span><text:span text:style-name="T30">++) {</text:span></text:p>
      <text:p text:style-name="P25"><text:span text:style-name="T30"><text:tab/><text:tab/><text:tab/></text:span><text:span text:style-name="T40">long</text:span><text:span text:style-name="T30"> </text:span><text:span text:style-name="T44">termo</text:span><text:span text:style-name="T30"> = ((1 + </text:span><text:span text:style-name="T44">i</text:span><text:span text:style-name="T30">) * </text:span><text:span text:style-name="T44">i</text:span><text:span text:style-name="T30">) / 2;</text:span></text:p>
      <text:p text:style-name="P25"><text:span text:style-name="T30"><text:tab/><text:tab/><text:tab/></text:span><text:span text:style-name="T40">try</text:span><text:span text:style-name="T30"> {</text:span></text:p>
      <text:p text:style-name="P25"><text:span text:style-name="T30"><text:tab/><text:tab/><text:tab/><text:tab/>TimeUnit.</text:span><text:span text:style-name="T46">MILLISECONDS</text:span><text:span text:style-name="T30">.sleep(1);</text:span></text:p>
      <text:p text:style-name="P25"><text:span text:style-name="T30"><text:tab/><text:tab/><text:tab/>} </text:span><text:span text:style-name="T40">catch</text:span><text:span text:style-name="T30"> (InterruptedException </text:span><text:span text:style-name="T44">e</text:span><text:span text:style-name="T30">) {</text:span></text:p>
      <text:p text:style-name="P25"><text:span text:style-name="T30"><text:tab/><text:tab/><text:tab/><text:tab/></text:span><text:span text:style-name="T44">e</text:span><text:span text:style-name="T30">.printStackTrace();</text:span></text:p>
      <text:p text:style-name="P25"><text:span text:style-name="T30"><text:tab/><text:tab/><text:tab/>}</text:span></text:p>
      <text:p text:style-name="P25"><text:span text:style-name="T30"><text:tab/><text:tab/><text:tab/></text:span><text:span text:style-name="T44">soma</text:span><text:span text:style-name="T30"> = </text:span><text:span text:style-name="T44">soma</text:span><text:span text:style-name="T30"> + </text:span><text:span text:style-name="T44">termo</text:span><text:span text:style-name="T30">;</text:span></text:p>
      <text:p text:style-name="P25"><text:span text:style-name="T30"><text:tab/><text:tab/>}</text:span></text:p>
      <text:p text:style-name="P25"><text:span text:style-name="T30"><text:tab/><text:tab/></text:span><text:span text:style-name="T40">double</text:span><text:span text:style-name="T30"> </text:span><text:span text:style-name="T44">fim</text:span><text:span text:style-name="T30"> = System.</text:span><text:span text:style-name="T31">currentTimeMillis</text:span><text:span text:style-name="T30">();</text:span></text:p>
      <text:p text:style-name="P25"><text:span text:style-name="T30"><text:tab/><text:tab/></text:span><text:span text:style-name="T40">double</text:span><text:span text:style-name="T30"> </text:span><text:span text:style-name="T44">tempo</text:span><text:span text:style-name="T30"> = </text:span><text:span text:style-name="T44">fim</text:span><text:span text:style-name="T30"> - </text:span><text:span text:style-name="T44">inicio</text:span><text:span text:style-name="T30">;</text:span></text:p>
      <text:p text:style-name="P25"><text:span text:style-name="T30"><text:tab/><text:tab/>System.</text:span><text:span text:style-name="T46">out</text:span><text:span text:style-name="T30">.printf(</text:span><text:span text:style-name="T48">"%10d%20d%10.0f\n"</text:span><text:span text:style-name="T30">, </text:span><text:span text:style-name="T44">n</text:span><text:span text:style-name="T30">, </text:span><text:span text:style-name="T44">soma</text:span><text:span text:style-name="T30">, </text:span><text:span text:style-name="T44">tempo</text:span><text:span text:style-name="T30">);</text:span></text:p>
      <text:p text:style-name="P25"><text:span text:style-name="T30"><text:tab/>}</text:span></text:p>
      <text:p text:style-name="P25"><text:span text:style-name="T30"><text:tab/></text:span><text:span text:style-name="T40">static</text:span><text:span text:style-name="T30"> </text:span><text:span text:style-name="T40">void</text:span><text:span text:style-name="T30"> soma3 (</text:span><text:span text:style-name="T40">long</text:span><text:span text:style-name="T30"> </text:span><text:span text:style-name="T44">n</text:span><text:span text:style-name="T30">) {</text:span></text:p>
      <text:p text:style-name="P25"><text:span text:style-name="T30"><text:tab/><text:tab/></text:span><text:span text:style-name="T40">double</text:span><text:span text:style-name="T30"> </text:span><text:span text:style-name="T44">inicio</text:span><text:span text:style-name="T30"> = System.</text:span><text:span text:style-name="T31">currentTimeMillis</text:span><text:span text:style-name="T30">();</text:span></text:p>
      <text:p text:style-name="P25"><text:span text:style-name="T30"><text:tab/><text:tab/></text:span><text:span text:style-name="T40">try</text:span><text:span text:style-name="T30"> {</text:span></text:p>
      <text:p text:style-name="P25"><text:span text:style-name="T30"><text:tab/><text:tab/><text:tab/>TimeUnit.</text:span><text:span text:style-name="T46">MILLISECONDS</text:span><text:span text:style-name="T30">.sleep(1);</text:span></text:p>
      <text:p text:style-name="P25"><text:span text:style-name="T30"><text:tab/><text:tab/>} </text:span><text:span text:style-name="T40">catch</text:span><text:span text:style-name="T30"> (InterruptedException </text:span><text:span text:style-name="T44">e</text:span><text:span text:style-name="T30">) {</text:span></text:p>
      <text:p text:style-name="P25"><text:span text:style-name="T30"><text:tab/><text:tab/><text:tab/></text:span><text:span text:style-name="T44">e</text:span><text:span text:style-name="T30">.printStackTrace();</text:span></text:p>
      <text:p text:style-name="P25"><text:span text:style-name="T30"><text:tab/><text:tab/>}</text:span></text:p>
      <text:p text:style-name="P25"><text:span text:style-name="T30"><text:tab/><text:tab/></text:span><text:span text:style-name="T40">long</text:span><text:span text:style-name="T30"> </text:span><text:span text:style-name="T44">soma</text:span><text:span text:style-name="T30"> = </text:span><text:span text:style-name="T44">n</text:span><text:span text:style-name="T30"> * (</text:span><text:span text:style-name="T44">n</text:span><text:span text:style-name="T30">+1) * (</text:span><text:span text:style-name="T44">n</text:span><text:span text:style-name="T30">+2) / 6;</text:span></text:p>
      <text:p text:style-name="P25"><text:span text:style-name="T30"><text:tab/><text:tab/></text:span><text:span text:style-name="T40">double</text:span><text:span text:style-name="T30"> </text:span><text:span text:style-name="T44">fim</text:span><text:span text:style-name="T30"> = System.</text:span><text:span text:style-name="T31">currentTimeMillis</text:span><text:span text:style-name="T30">();</text:span></text:p>
      <text:p text:style-name="P25"><text:span text:style-name="T30"><text:tab/><text:tab/></text:span><text:span text:style-name="T40">double</text:span><text:span text:style-name="T30"> </text:span><text:span text:style-name="T44">tempo</text:span><text:span text:style-name="T30"> = </text:span><text:span text:style-name="T44">fim</text:span><text:span text:style-name="T30"> - </text:span><text:span text:style-name="T44">inicio</text:span><text:span text:style-name="T30">;</text:span></text:p>
      <text:p text:style-name="P25"><text:span text:style-name="T30"><text:tab/><text:tab/>System.</text:span><text:span text:style-name="T46">out</text:span><text:span text:style-name="T30">.printf(</text:span><text:span text:style-name="T48">"%10d%20d%10.0f\n"</text:span><text:span text:style-name="T30">, </text:span><text:span text:style-name="T44">n</text:span><text:span text:style-name="T30">, </text:span><text:span text:style-name="T44">soma</text:span><text:span text:style-name="T30">, </text:span><text:span text:style-name="T44">tempo</text:span><text:span text:style-name="T30">);</text:span></text:p>
      <text:p text:style-name="P25"><text:span text:style-name="T30"><text:tab/>}</text:span></text:p>
      <text:p text:style-name="P25"><text:span text:style-name="T30">}</text:span></text:p>
      <text:p text:style-name="P19"><text:span text:style-name="T59"/></text:p>
      <text:p text:style-name="P16"><text:soft-page-break/><text:span text:style-name="T51">Passo </text:span><text:span text:style-name="T52">2</text:span><text:span text:style-name="T51">:</text:span><text:span text:style-name="T4"> </text:span><text:span text:style-name="T7">Executar o código e preencher o resultado na planilha disponibilizada. </text:span><text:span text:style-name="T24">Obs.: este passo deve ser realizado obrigatoriamente no laboratório.</text:span><text:span text:style-name="T10"> </text:span><text:span text:style-name="T12">(</text:span><text:span text:style-name="T19">1</text:span><text:span text:style-name="T15">0</text:span><text:span text:style-name="T12">%)</text:span></text:p>
      <text:p text:style-name="P4"/>
      <text:p text:style-name="P17"><text:span text:style-name="T51">Passo </text:span><text:span text:style-name="T56">3</text:span><text:span text:style-name="T51">:</text:span><text:span text:style-name="T4"> </text:span><text:span text:style-name="T9">Realizar a análise de complexidade</text:span><text:span text:style-name="T5"> </text:span><text:span text:style-name="T7">para cada um dos métodos</text:span><text:span text:style-name="T5">. </text:span><text:span text:style-name="T9">Desconsid</text:span><text:span text:style-name="T10">er</text:span><text:span text:style-name="T9">ar na análise as instruções do </text:span><text:span text:style-name="T26">try catch</text:span><text:span text:style-name="T8"> </text:span><text:span text:style-name="T11">(utilizadas apenas para simular uma máquina mais lenta) </text:span><text:span text:style-name="T9">e as de rastreamento do tempo de execução</text:span><text:span text:style-name="T8">. </text:span><text:span text:style-name="T20">A</text:span><text:span text:style-name="T9">s curvas </text:span><text:span text:style-name="T20">obtidas na planilha estão de acordo com a</text:span><text:span text:style-name="T9"> complexidade d</text:span><text:span text:style-name="T20">e cada um dos</text:span><text:span text:style-name="T9"> métodos?</text:span><text:span text:style-name="T23"> </text:span><text:span text:style-name="T24">Obs.: este passo deve ser realizado obrigatoriamente no laboratório.</text:span><text:span text:style-name="T8"> </text:span><text:span text:style-name="T13">(3</text:span><text:span text:style-name="T15">0</text:span><text:span text:style-name="T13">%)</text:span></text:p>
      <text:p text:style-name="P22"><text:span text:style-name="T12"/></text:p>
      <text:p text:style-name="P13"><text:span text:style-name="T36">Exercício</text:span><text:span text:style-name="T35"> </text:span><text:span text:style-name="T38">2</text:span></text:p>
      <text:p text:style-name="P3"/>
      <text:p text:style-name="P11"><text:span text:style-name="T50">Passo 1:</text:span><text:span text:style-name="T3"> Implementar o seguinte código em Java </text:span><text:span text:style-name="T1">ou equivalente em outra linguagem de programação</text:span><text:span text:style-name="T2">.</text:span></text:p>
      <text:p text:style-name="P6"/>
      <text:p text:style-name="P20"><text:span text:style-name="T42">import</text:span> java.util.Random;</text:p>
      <text:p text:style-name="P25"><text:span text:style-name="T40">import</text:span><text:span text:style-name="T30"> java.util.concurrent.TimeUnit;</text:span></text:p>
      <text:p text:style-name="P27"/>
      <text:p text:style-name="P25"><text:span text:style-name="T40">public</text:span><text:span text:style-name="T30"> </text:span><text:span text:style-name="T40">class</text:span><text:span text:style-name="T30"> </text:span><text:span text:style-name="T34">Ex<text:tab/>ercicio2</text:span><text:span text:style-name="T30">{</text:span></text:p>
      <text:p text:style-name="P25"><text:span text:style-name="T30"><text:tab/></text:span><text:span text:style-name="T40">public</text:span><text:span text:style-name="T30"> </text:span><text:span text:style-name="T40">static</text:span><text:span text:style-name="T30"> </text:span><text:span text:style-name="T40">void</text:span><text:span text:style-name="T30"> main(String[] </text:span><text:span text:style-name="T44">args</text:span><text:span text:style-name="T30">) {</text:span></text:p>
      <text:p text:style-name="P25"><text:span text:style-name="T30"><text:tab/><text:tab/></text:span><text:span text:style-name="T40">int</text:span><text:span text:style-name="T30"> </text:span><text:span text:style-name="T44">n</text:span><text:span text:style-name="T30"> = 1000;</text:span></text:p>
      <text:p text:style-name="P25"><text:span text:style-name="T30"><text:tab/><text:tab/></text:span><text:span text:style-name="T40">int</text:span><text:span text:style-name="T30">[] </text:span><text:span text:style-name="T44">A</text:span><text:span text:style-name="T30">;</text:span></text:p>
      <text:p text:style-name="P25"><text:span text:style-name="T30"><text:tab/><text:tab/></text:span><text:span text:style-name="T44">A</text:span><text:span text:style-name="T30"> = </text:span><text:span text:style-name="T31">criaVetorAleatorio</text:span><text:span text:style-name="T30">(</text:span><text:span text:style-name="T44">n</text:span><text:span text:style-name="T30">);</text:span></text:p>
      <text:p text:style-name="P25"><text:span text:style-name="T30"><text:tab/><text:tab/></text:span><text:span text:style-name="T40">double</text:span><text:span text:style-name="T30"> </text:span><text:span text:style-name="T44">inicio</text:span><text:span text:style-name="T30">, </text:span><text:span text:style-name="T44">fim</text:span><text:span text:style-name="T30">, </text:span><text:span text:style-name="T44">tempo</text:span><text:span text:style-name="T30">;</text:span></text:p>
      <text:p text:style-name="P25"><text:span text:style-name="T30"><text:tab/><text:tab/></text:span><text:span text:style-name="T44">inicio</text:span><text:span text:style-name="T30"> = System.</text:span><text:span text:style-name="T31">currentTimeMillis</text:span><text:span text:style-name="T30">();</text:span></text:p>
      <text:p text:style-name="P25"><text:span text:style-name="T30"><text:tab/><text:tab/></text:span><text:span text:style-name="T31">metodo</text:span><text:span text:style-name="T30">(</text:span><text:span text:style-name="T44">A</text:span><text:span text:style-name="T30">, </text:span><text:span text:style-name="T44">n</text:span><text:span text:style-name="T30">);</text:span></text:p>
      <text:p text:style-name="P25"><text:span text:style-name="T30"><text:tab/><text:tab/></text:span><text:span text:style-name="T44">fim</text:span><text:span text:style-name="T30"> = System.</text:span><text:span text:style-name="T31">currentTimeMillis</text:span><text:span text:style-name="T30">();</text:span></text:p>
      <text:p text:style-name="P25"><text:span text:style-name="T30"><text:tab/><text:tab/></text:span><text:span text:style-name="T44">tempo</text:span><text:span text:style-name="T30"> = </text:span><text:span text:style-name="T44">fim</text:span><text:span text:style-name="T30"> - </text:span><text:span text:style-name="T44">inicio</text:span><text:span text:style-name="T30">;</text:span></text:p>
      <text:p text:style-name="P25"><text:span text:style-name="T30"><text:tab/><text:tab/>System.</text:span><text:span text:style-name="T46">out</text:span><text:span text:style-name="T30">.printf(</text:span><text:span text:style-name="T48">"Tempo: %1.0f"</text:span><text:span text:style-name="T30">, </text:span><text:span text:style-name="T44">tempo</text:span><text:span text:style-name="T30">);</text:span></text:p>
      <text:p text:style-name="P28"><text:tab/>}</text:p>
      <text:p text:style-name="P27"/>
      <text:p text:style-name="P25"><text:span text:style-name="T30"><text:tab/></text:span><text:span text:style-name="T40">static</text:span><text:span text:style-name="T30"> </text:span><text:span text:style-name="T40">double</text:span><text:span text:style-name="T30"> metodo (</text:span><text:span text:style-name="T40">int</text:span><text:span text:style-name="T30">[] </text:span><text:span text:style-name="T44">vetor</text:span><text:span text:style-name="T30">, </text:span><text:span text:style-name="T40">int</text:span><text:span text:style-name="T30"> </text:span><text:span text:style-name="T44">n</text:span><text:span text:style-name="T30">) {</text:span></text:p>
      <text:p text:style-name="P25"><text:span text:style-name="T30"><text:tab/><text:tab/></text:span><text:span text:style-name="T40">double</text:span><text:span text:style-name="T30"> </text:span><text:span text:style-name="T44">v</text:span><text:span text:style-name="T30"> = 1;</text:span></text:p>
      <text:p text:style-name="P25"><text:span text:style-name="T30"><text:tab/><text:tab/></text:span><text:span text:style-name="T40">for</text:span><text:span text:style-name="T30"> (</text:span><text:span text:style-name="T40">int</text:span><text:span text:style-name="T30"> </text:span><text:span text:style-name="T44">i</text:span><text:span text:style-name="T30"> = 0; </text:span><text:span text:style-name="T44">i</text:span><text:span text:style-name="T30"> &lt; </text:span><text:span text:style-name="T44">n</text:span><text:span text:style-name="T30">; </text:span><text:span text:style-name="T44">i</text:span><text:span text:style-name="T30">++) {</text:span></text:p>
      <text:p text:style-name="P25"><text:span text:style-name="T30"><text:tab/><text:tab/><text:tab/></text:span><text:span text:style-name="T40">try</text:span><text:span text:style-name="T30"> {</text:span></text:p>
      <text:p text:style-name="P25"><text:span text:style-name="T30"><text:tab/><text:tab/><text:tab/><text:tab/>TimeUnit.</text:span><text:span text:style-name="T46">MILLISECONDS</text:span><text:span text:style-name="T30">.sleep(1);</text:span></text:p>
      <text:p text:style-name="P25"><text:span text:style-name="T30"><text:tab/><text:tab/><text:tab/>} </text:span><text:span text:style-name="T40">catch</text:span><text:span text:style-name="T30"> (InterruptedException </text:span><text:span text:style-name="T44">e</text:span><text:span text:style-name="T30">) {</text:span></text:p>
      <text:p text:style-name="P25"><text:span text:style-name="T30"><text:tab/><text:tab/><text:tab/><text:tab/></text:span><text:span text:style-name="T44">e</text:span><text:span text:style-name="T30">.printStackTrace();</text:span></text:p>
      <text:p text:style-name="P28"><text:tab/><text:tab/><text:tab/>}</text:p>
      <text:p text:style-name="P25"><text:span text:style-name="T30"><text:tab/><text:tab/><text:tab/></text:span><text:span text:style-name="T44">v</text:span><text:span text:style-name="T30"> = </text:span><text:span text:style-name="T44">v</text:span><text:span text:style-name="T30"> * </text:span><text:span text:style-name="T44">vetor</text:span><text:span text:style-name="T30">[</text:span><text:span text:style-name="T44">i</text:span><text:span text:style-name="T30">];</text:span></text:p>
      <text:p text:style-name="P25"><text:span text:style-name="T30"><text:tab/><text:tab/><text:tab/></text:span><text:span text:style-name="T40">if</text:span><text:span text:style-name="T30"> (</text:span><text:span text:style-name="T44">v</text:span><text:span text:style-name="T30"> == 0) {</text:span></text:p>
      <text:p text:style-name="P25"><text:span text:style-name="T30"><text:tab/><text:tab/><text:tab/><text:tab/></text:span><text:span text:style-name="T40">return</text:span><text:span text:style-name="T30"> 0;</text:span></text:p>
      <text:p text:style-name="P28"><text:tab/><text:tab/><text:tab/>}</text:p>
      <text:p text:style-name="P28"><text:tab/><text:tab/>}</text:p>
      <text:p text:style-name="P25"><text:span text:style-name="T30"><text:tab/><text:tab/></text:span><text:span text:style-name="T40">return</text:span><text:span text:style-name="T30"> </text:span><text:span text:style-name="T44">v</text:span><text:span text:style-name="T30">;</text:span></text:p>
      <text:p text:style-name="P28"><text:tab/>}</text:p>
      <text:p text:style-name="P28"><text:tab/></text:p>
      <text:p text:style-name="P25"><text:span text:style-name="T30"><text:tab/></text:span><text:span text:style-name="T40">static</text:span><text:span text:style-name="T30"> </text:span><text:span text:style-name="T40">int</text:span><text:span text:style-name="T30">[] criaVetorAleatorio (</text:span><text:span text:style-name="T40">int</text:span><text:span text:style-name="T30"> </text:span><text:span text:style-name="T44">n</text:span><text:span text:style-name="T30">) {</text:span></text:p>
      <text:p text:style-name="P25"><text:span text:style-name="T30"><text:tab/><text:tab/>Random </text:span><text:span text:style-name="T44">randomGenerator</text:span><text:span text:style-name="T30"> = </text:span><text:span text:style-name="T40">new</text:span><text:span text:style-name="T30"> Random();</text:span></text:p>
      <text:p text:style-name="P25"><text:span text:style-name="T30"><text:tab/><text:tab/></text:span><text:span text:style-name="T40">int</text:span><text:span text:style-name="T30">[] </text:span><text:span text:style-name="T44">A</text:span><text:span text:style-name="T30"> = </text:span><text:span text:style-name="T40">new</text:span><text:span text:style-name="T30"> </text:span><text:span text:style-name="T40">int</text:span><text:span text:style-name="T30">[</text:span><text:span text:style-name="T44">n</text:span><text:span text:style-name="T30">];</text:span></text:p>
      <text:p text:style-name="P25"><text:span text:style-name="T30"><text:tab/><text:tab/></text:span><text:span text:style-name="T40">for</text:span><text:span text:style-name="T30"> (</text:span><text:span text:style-name="T40">int</text:span><text:span text:style-name="T30"> </text:span><text:span text:style-name="T44">i</text:span><text:span text:style-name="T30"> = 0; </text:span><text:span text:style-name="T44">i</text:span><text:span text:style-name="T30"> &lt; </text:span><text:span text:style-name="T44">n</text:span><text:span text:style-name="T30">; </text:span><text:span text:style-name="T44">i</text:span><text:span text:style-name="T30">++) {</text:span></text:p>
      <text:p text:style-name="P25"><text:span text:style-name="T30"><text:tab/><text:tab/><text:tab/></text:span><text:span text:style-name="T44">A</text:span><text:span text:style-name="T30">[</text:span><text:span text:style-name="T44">i</text:span><text:span text:style-name="T30">] = </text:span><text:span text:style-name="T44">randomGenerator</text:span><text:span text:style-name="T30">.nextInt(100);</text:span></text:p>
      <text:p text:style-name="P28"><text:tab/><text:tab/>}</text:p>
      <text:p text:style-name="P25"><text:span text:style-name="T30"><text:tab/><text:tab/></text:span><text:span text:style-name="T40">return</text:span><text:span text:style-name="T30"> </text:span><text:span text:style-name="T44">A</text:span><text:span text:style-name="T30">;</text:span></text:p>
      <text:p text:style-name="P28"><text:tab/>}</text:p>
      <text:p text:style-name="P28">}</text:p>
      <text:p text:style-name="P14"/>
      <text:p text:style-name="P15"><text:span text:style-name="T51">Passo </text:span><text:span text:style-name="T52">2</text:span><text:span text:style-name="T51">:</text:span><text:span text:style-name="T4"> </text:span><text:span text:style-name="T13">O que exatamente a função </text:span><text:span text:style-name="T27">metodo</text:span><text:span text:style-name="T6"> </text:span><text:span text:style-name="T13">está</text:span><text:span text:style-name="T6"> computando? </text:span><text:span text:style-name="T13">(10%)</text:span></text:p>
      <text:p text:style-name="P5"/>
      <text:p text:style-name="P15"><text:span text:style-name="T51">Passo </text:span><text:span text:style-name="T53">3</text:span><text:span text:style-name="T51">:</text:span><text:span text:style-name="T4"> </text:span><text:span text:style-name="T7">Executar o código </text:span><text:span text:style-name="T17">10</text:span><text:span text:style-name="T13"> vezes</text:span><text:span text:style-name="T7"> e </text:span><text:span text:style-name="T13">copia</text:span><text:span text:style-name="T7">r </text:span><text:span text:style-name="T13">a saída </text:span><text:span text:style-name="T16">d</text:span><text:span text:style-name="T18">e cada execução do programa</text:span><text:span text:style-name="T16"> aqui </text:span><text:span text:style-name="T13">abaixo</text:span><text:span text:style-name="T7">. </text:span><text:span text:style-name="T21">Visto que </text:span><text:span text:style-name="T13">o tamanho do problema não se modifica, </text:span><text:span text:style-name="T21">o</text:span><text:span text:style-name="T13"> que justifica a </text:span><text:span text:style-name="T25">grande</text:span><text:span text:style-name="T13"> variação do tempo de </text:span><text:span text:style-name="T21">uma </text:span><text:span text:style-name="T13">execução </text:span><text:span text:style-name="T21">para outra</text:span><text:span text:style-name="T10">? </text:span><text:span text:style-name="T14">(20%)</text:span></text:p>
      <text:p text:style-name="P5"/>
      <text:p text:style-name="P23"><text:span text:style-name="T55">Passo </text:span><text:span text:style-name="T54">4</text:span><text:span text:style-name="T55">:</text:span><text:span text:style-name="T8"> </text:span><text:span text:style-name="T9">Realizar a análise de complexidade</text:span><text:span text:style-name="T5"> </text:span><text:span text:style-name="T13">de melhor e pior casos </text:span><text:span text:style-name="T7">para o método</text:span><text:span text:style-name="T5">.</text:span><text:span text:style-name="T9"> </text:span><text:span text:style-name="T8">Obs.: </text:span><text:span text:style-name="T9">Desconsid</text:span><text:span text:style-name="T10">er</text:span><text:span text:style-name="T9">ar na análise as instruções do </text:span><text:span text:style-name="T26">try catch</text:span><text:span text:style-name="T8"> </text:span><text:span text:style-name="T11">(utilizadas apenas para simular uma máquina mais lenta) </text:span><text:span text:style-name="T9">e as de rastreamento do tempo de execução</text:span><text:span text:style-name="T8">.</text:span><text:span text:style-name="T10"> </text:span><text:span text:style-name="T14">(20%)</text:span></text:p>
      <text:p text:style-name="P23"><text:span text:style-name="T14"/></text:p>
      <text:p text:style-name="P24"><text:span text:style-name="T55">Passo </text:span><text:span text:style-name="T57">5</text:span><text:span text:style-name="T55">:</text:span><text:span text:style-name="T8"> </text:span><text:span text:style-name="T22">Se o vetor </text:span><text:span text:style-name="T28">A</text:span><text:span text:style-name="T22">, ao invés de 1000 elementos, tivesse 1.000.000 elementos, sua complexidade de tempo aumentaria?</text:span><text:span text:style-name="T10"> </text:span><text:span text:style-name="T14">(</text:span><text:span text:style-name="T22">1</text:span><text:span text:style-name="T14">0%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family="Garamond" style:font-family-generic="roman" style:font-pitch="variable"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24pt" fo:font-weight="bold" style:font-size-asian="24pt" style:font-weight-asian="bold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Times New Roman1" fo:font-family="'Times New Roman', 'Times New Roman'" style:font-family-generic="roman" fo:language="pt" fo:country="BR" style:font-name-asian="Times New Roman1" style:font-family-asian="'Times New Roman', 'Times New Roman'" style:font-family-generic-asian="roman" style:font-name-complex="Times New Roman1" style:font-family-complex="'Times New Roman', 'Times New Roman'" style:font-family-generic-complex="roman" style:font-size-complex="12pt" style:language-complex="hi" style:country-complex="IN"/>
    </style:style>
    <style:style style:name="Corpo_20_de_20_texto_20_3" style:display-name="Corpo de texto 3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family="'Times New Roman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Arial Unicode MS" fo:font-family="'Arial Unicode MS'" style:font-family-generic="swiss" style:font-pitch="variable" fo:font-size="18pt" style:letter-kerning="true" style:font-name-asian="Arial Unicode MS" style:font-family-asian="'Arial Unicode MS'" style:font-family-generic-asian="swiss" style:font-pitch-asian="variable" style:font-size-asian="18pt" style:font-name-complex="Arial Unicode MS" style:font-family-complex="'Arial Unicode M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WW-Título123" style:family="paragraph" style:parent-style-name="Standard">
      <style:paragraph-properties fo:margin-top="0.42cm" fo:margin-bottom="0.21cm" loext:contextual-spacing="false"/>
    </style:style>
    <style:style style:name="WW-Título11" style:family="paragraph" style:parent-style-name="Standard">
      <style:paragraph-properties fo:margin-top="0.42cm" fo:margin-bottom="0.21cm" loext:contextual-spacing="false"/>
    </style:style>
    <style:style style:name="WW-Título21" style:family="paragraph" style:parent-style-name="Standard">
      <style:paragraph-properties fo:margin-top="0.42cm" fo:margin-bottom="0.21cm" loext:contextual-spacing="false"/>
    </style:style>
    <style:style style:name="WW-Título123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" style:family="paragraph" style:parent-style-name="Standard">
      <style:paragraph-properties fo:margin-top="0.42cm" fo:margin-bottom="0.21cm" loext:contextual-spacing="false"/>
    </style:style>
    <style:style style:name="WW-Título112" style:family="paragraph" style:parent-style-name="Standard">
      <style:paragraph-properties fo:margin-top="0.42cm" fo:margin-bottom="0.21cm" loext:contextual-spacing="false"/>
    </style:style>
    <style:style style:name="WW-Título212" style:family="paragraph" style:parent-style-name="Standard">
      <style:paragraph-properties fo:margin-top="0.42cm" fo:margin-bottom="0.21cm" loext:contextual-spacing="false"/>
    </style:style>
    <style:style style:name="WW-Título12345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" style:family="paragraph" style:parent-style-name="Standard">
      <style:paragraph-properties fo:margin-top="0.42cm" fo:margin-bottom="0.21cm" loext:contextual-spacing="false"/>
    </style:style>
    <style:style style:name="WW-Título1123" style:family="paragraph" style:parent-style-name="Standard">
      <style:paragraph-properties fo:margin-top="0.42cm" fo:margin-bottom="0.21cm" loext:contextual-spacing="false"/>
    </style:style>
    <style:style style:name="WW-Título2123" style:family="paragraph" style:parent-style-name="Standard">
      <style:paragraph-properties fo:margin-top="0.42cm" fo:margin-bottom="0.21cm" loext:contextual-spacing="false"/>
    </style:style>
    <style:style style:name="WW-Título1234567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" style:family="paragraph" style:parent-style-name="Standard">
      <style:paragraph-properties fo:margin-top="0.42cm" fo:margin-bottom="0.21cm" loext:contextual-spacing="false"/>
    </style:style>
    <style:style style:name="WW-Título11234" style:family="paragraph" style:parent-style-name="Standard">
      <style:paragraph-properties fo:margin-top="0.42cm" fo:margin-bottom="0.21cm" loext:contextual-spacing="false"/>
    </style:style>
    <style:style style:name="WW-Título21234" style:family="paragraph" style:parent-style-name="Standard">
      <style:paragraph-properties fo:margin-top="0.42cm" fo:margin-bottom="0.21cm" loext:contextual-spacing="false"/>
    </style:style>
    <style:style style:name="WW-Título1234567891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" style:family="paragraph" style:parent-style-name="Standard">
      <style:paragraph-properties fo:margin-top="0.42cm" fo:margin-bottom="0.21cm" loext:contextual-spacing="false"/>
    </style:style>
    <style:style style:name="WW-Título112345" style:family="paragraph" style:parent-style-name="Standard">
      <style:paragraph-properties fo:margin-top="0.42cm" fo:margin-bottom="0.21cm" loext:contextual-spacing="false"/>
    </style:style>
    <style:style style:name="WW-Título212345" style:family="paragraph" style:parent-style-name="Standard">
      <style:paragraph-properties fo:margin-top="0.42cm" fo:margin-bottom="0.21cm" loext:contextual-spacing="false"/>
    </style:style>
    <style:style style:name="WW-Título1234567891011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" style:family="paragraph" style:parent-style-name="Standard">
      <style:paragraph-properties fo:margin-top="0.42cm" fo:margin-bottom="0.21cm" loext:contextual-spacing="false"/>
    </style:style>
    <style:style style:name="WW-Título1123456" style:family="paragraph" style:parent-style-name="Standard">
      <style:paragraph-properties fo:margin-top="0.42cm" fo:margin-bottom="0.21cm" loext:contextual-spacing="false"/>
    </style:style>
    <style:style style:name="WW-Título2123456" style:family="paragraph" style:parent-style-name="Standard">
      <style:paragraph-properties fo:margin-top="0.42cm" fo:margin-bottom="0.21cm" loext:contextual-spacing="false"/>
    </style:style>
    <style:style style:name="WW-Título123456789101112131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" style:family="paragraph" style:parent-style-name="Standard">
      <style:paragraph-properties fo:margin-top="0.42cm" fo:margin-bottom="0.21cm" loext:contextual-spacing="false"/>
    </style:style>
    <style:style style:name="WW-Título11234567" style:family="paragraph" style:parent-style-name="Standard">
      <style:paragraph-properties fo:margin-top="0.42cm" fo:margin-bottom="0.21cm" loext:contextual-spacing="false"/>
    </style:style>
    <style:style style:name="WW-Título21234567" style:family="paragraph" style:parent-style-name="Standard">
      <style:paragraph-properties fo:margin-top="0.42cm" fo:margin-bottom="0.21cm" loext:contextual-spacing="false"/>
    </style:style>
    <style:style style:name="WW-Título1234567891011121314151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" style:family="paragraph" style:parent-style-name="Standard">
      <style:paragraph-properties fo:margin-top="0.42cm" fo:margin-bottom="0.21cm" loext:contextual-spacing="false"/>
    </style:style>
    <style:style style:name="WW-Título112345678" style:family="paragraph" style:parent-style-name="Standard">
      <style:paragraph-properties fo:margin-top="0.42cm" fo:margin-bottom="0.21cm" loext:contextual-spacing="false"/>
    </style:style>
    <style:style style:name="WW-Título212345678" style:family="paragraph" style:parent-style-name="Standard">
      <style:paragraph-properties fo:margin-top="0.42cm" fo:margin-bottom="0.21cm" loext:contextual-spacing="false"/>
    </style:style>
    <style:style style:name="WW-Título12345678910111213141516171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" style:family="paragraph" style:parent-style-name="Standard">
      <style:paragraph-properties fo:margin-top="0.42cm" fo:margin-bottom="0.21cm" loext:contextual-spacing="false"/>
    </style:style>
    <style:style style:name="WW-Título1123456789" style:family="paragraph" style:parent-style-name="Standard">
      <style:paragraph-properties fo:margin-top="0.42cm" fo:margin-bottom="0.21cm" loext:contextual-spacing="false"/>
    </style:style>
    <style:style style:name="WW-Título2123456789" style:family="paragraph" style:parent-style-name="Standard">
      <style:paragraph-properties fo:margin-top="0.42cm" fo:margin-bottom="0.21cm" loext:contextual-spacing="false"/>
    </style:style>
    <style:style style:name="WW-Título123456789101112131415161718192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" style:family="paragraph" style:parent-style-name="Standard">
      <style:paragraph-properties fo:margin-top="0.42cm" fo:margin-bottom="0.21cm" loext:contextual-spacing="false"/>
    </style:style>
    <style:style style:name="WW-Título112345678910" style:family="paragraph" style:parent-style-name="Standard">
      <style:paragraph-properties fo:margin-top="0.42cm" fo:margin-bottom="0.21cm" loext:contextual-spacing="false"/>
    </style:style>
    <style:style style:name="WW-Título212345678910" style:family="paragraph" style:parent-style-name="Standard">
      <style:paragraph-properties fo:margin-top="0.42cm" fo:margin-bottom="0.21cm" loext:contextual-spacing="false"/>
    </style:style>
    <style:style style:name="WW-Título1234567891011121314151617181920212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" style:family="paragraph" style:parent-style-name="Standard">
      <style:paragraph-properties fo:margin-top="0.42cm" fo:margin-bottom="0.21cm" loext:contextual-spacing="false"/>
    </style:style>
    <style:style style:name="WW-Título11234567891011" style:family="paragraph" style:parent-style-name="Standard">
      <style:paragraph-properties fo:margin-top="0.42cm" fo:margin-bottom="0.21cm" loext:contextual-spacing="false"/>
    </style:style>
    <style:style style:name="WW-Título21234567891011" style:family="paragraph" style:parent-style-name="Standard">
      <style:paragraph-properties fo:margin-top="0.42cm" fo:margin-bottom="0.21cm" loext:contextual-spacing="false"/>
    </style:style>
    <style:style style:name="WW-Título12345678910111213141516171819202122232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" style:family="paragraph" style:parent-style-name="Standard">
      <style:paragraph-properties fo:margin-top="0.42cm" fo:margin-bottom="0.21cm" loext:contextual-spacing="false"/>
    </style:style>
    <style:style style:name="WW-Título1123456789101112" style:family="paragraph" style:parent-style-name="Standard">
      <style:paragraph-properties fo:margin-top="0.42cm" fo:margin-bottom="0.21cm" loext:contextual-spacing="false"/>
    </style:style>
    <style:style style:name="WW-Título2123456789101112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" style:family="paragraph" style:parent-style-name="Standard">
      <style:paragraph-properties fo:margin-top="0.42cm" fo:margin-bottom="0.21cm" loext:contextual-spacing="false"/>
    </style:style>
    <style:style style:name="WW-Título112345678910111213" style:family="paragraph" style:parent-style-name="Standard">
      <style:paragraph-properties fo:margin-top="0.42cm" fo:margin-bottom="0.21cm" loext:contextual-spacing="false"/>
    </style:style>
    <style:style style:name="WW-Título212345678910111213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" style:family="paragraph" style:parent-style-name="Standard">
      <style:paragraph-properties fo:margin-top="0.42cm" fo:margin-bottom="0.21cm" loext:contextual-spacing="false"/>
    </style:style>
    <style:style style:name="WW-Título11234567891011121314" style:family="paragraph" style:parent-style-name="Standard">
      <style:paragraph-properties fo:margin-top="0.42cm" fo:margin-bottom="0.21cm" loext:contextual-spacing="false"/>
    </style:style>
    <style:style style:name="WW-Título21234567891011121314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3031" style:family="paragraph" style:parent-style-name="Standard">
      <style:paragraph-properties fo:margin-top="0.42cm" fo:margin-bottom="0.21cm" loext:contextual-spacing="false"/>
    </style:style>
    <style:style style:name="WW-Título1123456789101112131415" style:family="paragraph" style:parent-style-name="Standard">
      <style:paragraph-properties fo:margin-top="0.42cm" fo:margin-bottom="0.21cm" loext:contextual-spacing="false"/>
    </style:style>
    <style:style style:name="WW-Título2123456789101112131415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313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91cm" fo:text-indent="-0.635cm" fo:margin-left="2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61cm" fo:text-indent="-0.318cm" fo:margin-left="3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31cm" fo:text-indent="-0.635cm" fo:margin-left="4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101cm" fo:text-indent="-0.635cm" fo:margin-left="6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71cm" fo:text-indent="-0.318cm" fo:margin-left="7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41cm" fo:text-indent="-0.635cm" fo:margin-left="8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911cm" fo:text-indent="-0.635cm" fo:margin-left="9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81cm" fo:text-indent="-0.318cm" fo:margin-left="11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0.36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0.9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2.173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635cm" fo:margin-left="3.443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4.7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5.983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635cm" fo:margin-left="7.253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8.5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9.7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0.801cm" fo:margin-bottom="1.3cm" fo:margin-left="1.501cm" fo:margin-right="1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0.801cm" fo:margin-bottom="1.3cm" fo:margin-left="1.501cm" fo:margin-right="1.501cm" style:shadow="none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poleao Nepomuceno</meta:initial-creator>
    <meta:creation-date>2012-05-19T12:39:15</meta:creation-date>
    <meta:editing-cycles>121</meta:editing-cycles>
    <meta:editing-duration>PT13H10M41S</meta:editing-duration>
    <meta:generator>LibreOffice/6.1.5.2$Windows_X86_64 LibreOffice_project/90f8dcf33c87b3705e78202e3df5142b201bd805</meta:generator>
    <dc:date>2019-08-14T14:30:40.952000000</dc:date>
    <meta:document-statistic meta:table-count="0" meta:image-count="0" meta:object-count="0" meta:page-count="2" meta:paragraph-count="121" meta:word-count="633" meta:character-count="4164" meta:non-whitespace-character-count="3422"/>
  </office:meta>
</office:document-meta>
</file>